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60000010BE19BD2B32EE4ED39.pdf" manifest:media-type="application/pdf"/>
  <manifest:file-entry manifest:full-path="Pictures/10000000000002760000010B1139DAFC10E63DC3.png" manifest:media-type="image/png"/>
  <manifest:file-entry manifest:full-path="Pictures/10000000000003140000044B3156CCF511811D63.pdf" manifest:media-type="application/pdf"/>
  <manifest:file-entry manifest:full-path="Pictures/100000000000027600000149E60B46D17C0E0E2A.pdf" manifest:media-type="application/pdf"/>
  <manifest:file-entry manifest:full-path="Pictures/10000000000003140000044BDDA8D54D5CF631FF.png" manifest:media-type="image/png"/>
  <manifest:file-entry manifest:full-path="Pictures/1000000000000276000001492C607B839AECEB4D.png" manifest:media-type="image/png"/>
  <manifest:file-entry manifest:full-path="Pictures/10000000000002760000009249A630B8FB0D8AD9.pdf" manifest:media-type="application/pdf"/>
  <manifest:file-entry manifest:full-path="Pictures/10000000000002760000009282C35733269C8B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431cm" svg:height="25.705cm" draw:z-index="0"><draw:image xlink:href="Pictures/10000000000003140000044B3156CCF511811D63.pdf" xlink:type="simple" xlink:show="embed" xlink:actuate="onLoad" loext:mime-type="application/pdf"/><draw:image xlink:href="Pictures/10000000000003140000044BDDA8D54D5CF631FF.png" xlink:type="simple" xlink:show="embed" xlink:actuate="onLoad"/></draw:frame></text:p>
      <text:p text:style-name="Standard"><draw:frame draw:style-name="fr1" draw:name="Image2" text:anchor-type="paragraph" svg:width="16.644cm" svg:height="8.692cm" draw:z-index="1"><draw:image xlink:href="Pictures/100000000000027600000149E60B46D17C0E0E2A.pdf" xlink:type="simple" xlink:show="embed" xlink:actuate="onLoad" loext:mime-type="application/pdf"/><draw:image xlink:href="Pictures/1000000000000276000001492C607B839AECEB4D.png" xlink:type="simple" xlink:show="embed" xlink:actuate="onLoad"/></draw:frame><draw:frame draw:style-name="fr2" draw:name="Image3" text:anchor-type="paragraph" svg:x="0.164cm" svg:y="8.768cm" svg:width="16.861cm" svg:height="3.907cm" draw:z-index="2"><draw:image xlink:href="Pictures/10000000000002760000009249A630B8FB0D8AD9.pdf" xlink:type="simple" xlink:show="embed" xlink:actuate="onLoad" loext:mime-type="application/pdf"/><draw:image xlink:href="Pictures/10000000000002760000009282C35733269C8B58.png" xlink:type="simple" xlink:show="embed" xlink:actuate="onLoad"/></draw:frame><text:soft-page-break/></text:p>
      <text:p text:style-name="Standard"><draw:frame draw:style-name="fr2" draw:name="Image4" text:anchor-type="paragraph" svg:x="-0.009cm" svg:y="0.728cm" svg:width="17.02cm" svg:height="7.213cm" draw:z-index="3"><draw:image xlink:href="Pictures/10000000000002760000010BE19BD2B32EE4ED39.pdf" xlink:type="simple" xlink:show="embed" xlink:actuate="onLoad" loext:mime-type="application/pdf"/><draw:image xlink:href="Pictures/10000000000002760000010B1139DAFC10E63DC3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0:55:10.497090751</meta:creation-date>
    <dc:date>2019-11-30T10:57:24.449948482</dc:date>
    <meta:editing-duration>PT2M1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